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sk the user 5 bits of input: Do you want to : Show/Add/Delete/clear or Quit?</text:p>
      <text:p text:style-name="Standard"/>
      <text:p text:style-name="Standard"># empty shopping cart = list or dictionary</text:p>
      <text:p text:style-name="Standard"/>
      <text:p text:style-name="Standard">cart = {}</text:p>
      <text:p text:style-name="Standard">total = 0</text:p>
      <text:p text:style-name="Standard">items = {</text:p>
      <text:p text:style-name="Standard"><text:s text:c="4"/>'a': 'Parker© Pen - blue',</text:p>
      <text:p text:style-name="Standard"><text:s text:c="4"/>'b': 'Parker© Pen - black',</text:p>
      <text:p text:style-name="Standard"><text:s text:c="4"/>'c': 'Prismacolor© Drawing Pencils - multicolors',</text:p>
      <text:p text:style-name="Standard"><text:s text:c="4"/>'d': 'Profession© Sketch Pencils - 6B to 4H black',</text:p>
      <text:p text:style-name="Standard"><text:s text:c="4"/>'e': 'Mr. Pen© 8-pack Gel Highlighters - multi-colors',</text:p>
      <text:p text:style-name="Standard"><text:s text:c="4"/>'f': 'Strathmore© Sketch Pad',</text:p>
      <text:p text:style-name="Standard"><text:s text:c="4"/>'g': 'Nannah© Planner', </text:p>
      <text:p text:style-name="Standard"><text:s text:c="4"/>'h': 'Nannah@ Journal',</text:p>
      <text:p text:style-name="Standard"><text:s text:c="4"/>'i': 'Nannah© Notebook - dots',</text:p>
      <text:p text:style-name="Standard"><text:s text:c="4"/>'j': 'Nannah© Notebook - lined',</text:p>
      <text:p text:style-name="Standard"><text:s text:c="4"/>'k': 'Nannah© Notebook - graphed',</text:p>
      <text:p text:style-name="Standard"><text:s text:c="4"/>'l': 'Altoids© Mints'</text:p>
      <text:p text:style-name="Standard">}</text:p>
      <text:p text:style-name="Standard">prices = {</text:p>
      <text:p text:style-name="Standard"><text:s text:c="4"/>'a': 14.95,</text:p>
      <text:p text:style-name="Standard"><text:s text:c="4"/>'b': 14.95,</text:p>
      <text:p text:style-name="Standard"><text:s text:c="4"/>'c': 40.97,</text:p>
      <text:p text:style-name="Standard"><text:s text:c="4"/>'d': 13.97,</text:p>
      <text:p text:style-name="Standard"><text:s text:c="4"/>'e': 8.95,</text:p>
      <text:p text:style-name="Standard"><text:s text:c="4"/>'f': 14.95, </text:p>
      <text:p text:style-name="Standard"><text:s text:c="4"/>'g': 14.95,</text:p>
      <text:p text:style-name="Standard"><text:s text:c="4"/>'h': 14.95,</text:p>
      <text:p text:style-name="Standard"><text:s text:c="4"/>'i': 14.95,</text:p>
      <text:p text:style-name="Standard"><text:s text:c="4"/>'j': 14.95,</text:p>
      <text:p text:style-name="Standard"><text:s text:c="4"/>'k': 2.99</text:p>
      <text:p text:style-name="Standard">}</text:p>
      <text:p text:style-name="Standard"/>
      <text:p text:style-name="Standard"># Welcome message/start:</text:p>
      <text:p text:style-name="Standard">name = input('What is your name? ').title()</text:p>
      <text:p text:style-name="Standard">print(f'\n+++++ Welcome {name} to Coding Nannah\'s Stationery Store! +++++')</text:p>
      <text:p text:style-name="Standard"/>
      <text:p text:style-name="Standard"># Ask the user 5 bits of input: Do you want to : Add/Show/Delete/Clear/Quit?</text:p>
      <text:p text:style-name="Standard"/>
      <text:p text:style-name="Standard">while True:</text:p>
      <text:p text:style-name="Standard"/>
      <text:p text:style-name="Standard"><text:s text:c="4"/>print(""""</text:p>
      <text:p text:style-name="Standard"><text:s text:c="4"/>***** Online Shopping Menu *****</text:p>
      <text:p text:style-name="Standard"><text:s text:c="4"/>1: Add merchandise</text:p>
      <text:p text:style-name="Standard"><text:s text:c="4"/>2: Show cart</text:p>
      <text:p text:style-name="Standard"><text:s text:c="4"/>3: Delete merchandise</text:p>
      <text:p text:style-name="Standard"><text:s text:c="4"/>4: Clear cart</text:p>
      <text:p text:style-name="Standard"><text:s text:c="4"/>0: Quit """)</text:p>
      <text:p text:style-name="Standard"><text:soft-page-break/></text:p>
      <text:p text:style-name="Standard"><text:s text:c="4"/>options = int(input("What do you choose? (1, 2, 3, 4, or 0)?: " )).strip()</text:p>
      <text:p text:style-name="Standard"/>
      <text:p text:style-name="Standard"><text:s text:c="4"/>for option in options:</text:p>
      <text:p text:style-name="Standard"><text:s text:c="8"/>if options == 1:</text:p>
      <text:p text:style-name="Standard"/>
      <text:p text:style-name="Standard"><text:s text:c="12"/>print(""""</text:p>
      <text:p text:style-name="Standard"><text:s text:c="12"/>***** Merchandise for Sale Today *****</text:p>
      <text:p text:style-name="Standard"><text:s text:c="12"/>a: Parker© Pen - blue </text:p>
      <text:p text:style-name="Standard"><text:s text:c="12"/>b: Parker© Pen - black</text:p>
      <text:p text:style-name="Standard"><text:s text:c="12"/>c: Prismacolor© Drawing Pencils - multicolors</text:p>
      <text:p text:style-name="Standard"><text:s text:c="12"/>d: Profession© Sketch Pencils - 6B to 4H black</text:p>
      <text:p text:style-name="Standard"><text:s text:c="12"/>e: Mr. Pen© 8-pack Gel Highlighters - multi-colors</text:p>
      <text:p text:style-name="Standard"><text:s text:c="12"/>f: Strathmore© Sketch Pad</text:p>
      <text:p text:style-name="Standard"><text:s text:c="12"/>g: Nannah© Planner </text:p>
      <text:p text:style-name="Standard"><text:s text:c="12"/>h: Nannah@ Journal</text:p>
      <text:p text:style-name="Standard"><text:s text:c="12"/>i: Nannah© Notebook - dots</text:p>
      <text:p text:style-name="Standard"><text:s text:c="12"/>j: Nannah© Notebook - lined</text:p>
      <text:p text:style-name="Standard"><text:s text:c="12"/>k: Nannah© Notebook - graphed</text:p>
      <text:p text:style-name="Standard"><text:s text:c="12"/>l: Altoids© Mints</text:p>
      <text:p text:style-name="Standard"/>
      <text:p text:style-name="Standard"><text:s text:c="12"/>z: None of these"))""")</text:p>
      <text:p text:style-name="Standard"><text:s text:c="8"/></text:p>
      <text:p text:style-name="Standard"><text:s text:c="12"/>shopping = input("Choose the letter of the product you would like \</text:p>
      <text:p text:style-name="Standard"><text:s text:c="16"/>to add to your cart: ").strip().lower()</text:p>
      <text:p text:style-name="Standard"/>
      <text:p text:style-name="Standard"><text:s text:c="12"/>if shopping == 'z':</text:p>
      <text:p text:style-name="Standard"><text:s text:c="16"/>break</text:p>
      <text:p text:style-name="Standard"/>
      <text:p text:style-name="Standard"><text:s text:c="12"/>elif shopping not in items and shopping != 'z':</text:p>
      <text:p text:style-name="Standard"><text:s text:c="16"/>print("That was not a valid option. Please try again.")</text:p>
      <text:p text:style-name="Standard"><text:s text:c="16"/>continue</text:p>
      <text:p text:style-name="Standard"/>
      <text:p text:style-name="Standard"><text:s text:c="12"/>else:</text:p>
      <text:p text:style-name="Standard"><text:s text:c="16"/>for price in prices:</text:p>
      <text:p text:style-name="Standard"><text:s text:c="20"/>price == float(price)</text:p>
      <text:p text:style-name="Standard"/>
      <text:p text:style-name="Standard"><text:s text:c="16"/>for item in items:</text:p>
      <text:p text:style-name="Standard"><text:s text:c="20"/>if shopping == item in items:</text:p>
      <text:p text:style-name="Standard"><text:s text:c="24"/>print(item, "costs $",price,".")</text:p>
      <text:p text:style-name="Standard"/>
      <text:p text:style-name="Standard"><text:s text:c="24"/>quantity = int(input("How many would you like? \</text:p>
      <text:p text:style-name="Standard"><text:s text:c="24"/>")).strip() <text:s text:c="10"/></text:p>
      <text:p text:style-name="Standard"/>
      <text:p text:style-name="Standard"><text:s text:c="24"/>print("You have added", quantity, "of", item, "to \</text:p>
      <text:p text:style-name="Standard"><text:s text:c="24"/>your cart")</text:p>
      <text:p text:style-name="Standard"/>
      <text:p text:style-name="Standard"><text:s text:c="24"/>cart += (item, ":", quantity)</text:p>
      <text:p text:style-name="Standard"><text:s text:c="24"/></text:p>
      <text:p text:style-name="Standard"><text:soft-page-break/><text:s text:c="24"/>if quantity == 0:</text:p>
      <text:p text:style-name="Standard"><text:s text:c="28"/>continue</text:p>
      <text:p text:style-name="Standard"/>
      <text:p text:style-name="Standard"><text:s text:c="24"/>elif quantity &gt; 1:</text:p>
      <text:p text:style-name="Standard"><text:s text:c="28"/>total += int(quantity) * float(price)</text:p>
      <text:p text:style-name="Standard"/>
      <text:p text:style-name="Standard"><text:s text:c="24"/>else: <text:s text:c="17"/></text:p>
      <text:p text:style-name="Standard"><text:s text:c="28"/>total += float(price)</text:p>
      <text:p text:style-name="Standard"/>
      <text:p text:style-name="Standard"><text:s text:c="8"/>elif options == 2:</text:p>
      <text:p text:style-name="Standard"><text:s text:c="12"/>print(cart)</text:p>
      <text:p text:style-name="Standard"/>
      <text:p text:style-name="Standard"><text:s text:c="8"/>elif options == 3:</text:p>
      <text:p text:style-name="Standard"><text:s text:c="12"/>print(cart)</text:p>
      <text:p text:style-name="Standard"/>
      <text:p text:style-name="Standard"><text:s text:c="12"/>print(""""</text:p>
      <text:p text:style-name="Standard"><text:s text:c="12"/>***** Merchandise for Sale Today *****</text:p>
      <text:p text:style-name="Standard"><text:s text:c="12"/>a: Parker© Pen - blue </text:p>
      <text:p text:style-name="Standard"><text:s text:c="12"/>b: Parker© Pen - black</text:p>
      <text:p text:style-name="Standard"><text:s text:c="12"/>c: Prismacolor© Drawing Pencils - multicolors</text:p>
      <text:p text:style-name="Standard"><text:s text:c="12"/>d: Profession© Sketch Pencils - 6B to 4H black</text:p>
      <text:p text:style-name="Standard"><text:s text:c="12"/>e: Mr. Pen© 8-pack Gel Highlighters - multi-colors</text:p>
      <text:p text:style-name="Standard"><text:s text:c="12"/>f: Strathmore© Sketch Pad</text:p>
      <text:p text:style-name="Standard"><text:s text:c="12"/>g: Nannah© Planner </text:p>
      <text:p text:style-name="Standard"><text:s text:c="12"/>h: Nannah@ Journal</text:p>
      <text:p text:style-name="Standard"><text:s text:c="12"/>i: Nannah© Notebook - dots</text:p>
      <text:p text:style-name="Standard"><text:s text:c="12"/>j: Nannah© Notebook - lined</text:p>
      <text:p text:style-name="Standard"><text:s text:c="12"/>k: Nannah© Notebook - graphed</text:p>
      <text:p text:style-name="Standard"><text:s text:c="12"/>l: Altoids© Mints</text:p>
      <text:p text:style-name="Standard"/>
      <text:p text:style-name="Standard"><text:s text:c="12"/>z: None of these"))""")</text:p>
      <text:p text:style-name="Standard"/>
      <text:p text:style-name="Standard"><text:s text:c="12"/>remove = input("Choose the letter of the product you would like \</text:p>
      <text:p text:style-name="Standard"><text:s text:c="16"/>to remove from your cart: ").strip().lower()</text:p>
      <text:p text:style-name="Standard"/>
      <text:p text:style-name="Standard"><text:s text:c="12"/>if remove == 'z':</text:p>
      <text:p text:style-name="Standard"><text:s text:c="16"/>continue</text:p>
      <text:p text:style-name="Standard"/>
      <text:p text:style-name="Standard"><text:s text:c="12"/>elif remove not in items and remove != 'z':</text:p>
      <text:p text:style-name="Standard"><text:s text:c="16"/>print("That was not a valid option. Please try again.")</text:p>
      <text:p text:style-name="Standard"><text:s text:c="16"/>continue</text:p>
      <text:p text:style-name="Standard"/>
      <text:p text:style-name="Standard"><text:s text:c="12"/>else: </text:p>
      <text:p text:style-name="Standard"><text:s text:c="16"/>quantity = int(input("How many would you like to remove from \</text:p>
      <text:p text:style-name="Standard"><text:s text:c="20"/>your cart? ")).strip() <text:s text:c="10"/></text:p>
      <text:p text:style-name="Standard"/>
      <text:p text:style-name="Standard"><text:s text:c="16"/>print("You have removed", quantity, "of", item, "from \</text:p>
      <text:p text:style-name="Standard"><text:s text:c="28"/>your cart")</text:p>
      <text:p text:style-name="Standard"/>
      <text:p text:style-name="Standard"><text:soft-page-break/><text:s text:c="16"/>cart -= (item, ":", quantity)</text:p>
      <text:p text:style-name="Standard"><text:s text:c="24"/></text:p>
      <text:p text:style-name="Standard"><text:s text:c="16"/>if quantity == 0:</text:p>
      <text:p text:style-name="Standard"><text:s text:c="20"/>continue</text:p>
      <text:p text:style-name="Standard"/>
      <text:p text:style-name="Standard"><text:s text:c="16"/>elif quantity &gt; cart(quantity):</text:p>
      <text:p text:style-name="Standard"><text:s text:c="20"/>print("That is not a valid quantity.")</text:p>
      <text:p text:style-name="Standard"><text:s text:c="20"/>continue</text:p>
      <text:p text:style-name="Standard"/>
      <text:p text:style-name="Standard"><text:s text:c="16"/>elif quantity &gt; 1 and quantity &lt; cart(quantity):</text:p>
      <text:p text:style-name="Standard"><text:s text:c="20"/>total -= int(quantity) / float(price)</text:p>
      <text:p text:style-name="Standard"/>
      <text:p text:style-name="Standard"><text:s text:c="16"/>else: <text:s text:c="17"/></text:p>
      <text:p text:style-name="Standard"><text:s text:c="20"/>total -= float(price)</text:p>
      <text:p text:style-name="Standard"/>
      <text:p text:style-name="Standard"><text:s text:c="8"/>elif options == 4:</text:p>
      <text:p text:style-name="Standard"><text:s text:c="12"/>verify = input("Are you sure you want to completely empty your cart? \</text:p>
      <text:p text:style-name="Standard"><text:s text:c="16"/>(Y for yes, N for No" ).strip().lower()</text:p>
      <text:p text:style-name="Standard"><text:s text:c="12"/>if verify == 'y':</text:p>
      <text:p text:style-name="Standard"><text:s text:c="16"/>cart = {}</text:p>
      <text:p text:style-name="Standard"><text:s text:c="12"/>elif verify == 'n':</text:p>
      <text:p text:style-name="Standard"><text:s text:c="16"/>continue</text:p>
      <text:p text:style-name="Standard"><text:s text:c="12"/>else:</text:p>
      <text:p text:style-name="Standard"><text:s text:c="16"/>print("That was not a valid option. Try again.")</text:p>
      <text:p text:style-name="Standard"><text:s text:c="16"/>continue</text:p>
      <text:p text:style-name="Standard"/>
      <text:p text:style-name="Standard"><text:s text:c="8"/>elif options == 0:</text:p>
      <text:p text:style-name="Standard"><text:s text:c="12"/>break</text:p>
      <text:p text:style-name="Standard"/>
      <text:p text:style-name="Standard"><text:s text:c="8"/>else:</text:p>
      <text:p text:style-name="Standard"><text:s text:c="12"/>print("That was not a valid option. Please select a number.")</text:p>
      <text:p text:style-name="Standard"><text:s text:c="12"/>continue</text:p>
      <text:p text:style-name="Standard"/>
      <text:p text:style-name="Standard"/>
      <text:p text:style-name="Standard">print("You purchased", cart, "for $", total)</text:p>
      <text:p text:style-name="Standard">print("Thanks for shopping at Coding Nannah's Stationery Store!"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7:00:37.849000000</meta:creation-date>
    <dc:date>2022-09-17T17:01:03.504000000</dc:date>
    <meta:editing-duration>PT25S</meta:editing-duration>
    <meta:editing-cycles>1</meta:editing-cycles>
    <meta:document-statistic meta:table-count="0" meta:image-count="0" meta:object-count="0" meta:page-count="4" meta:paragraph-count="146" meta:word-count="640" meta:character-count="5435" meta:non-whitespace-character-count="3237"/>
    <meta:generator>LibreOffice/7.2.7.2$Windows_X86_64 LibreOffice_project/8d71d29d553c0f7dcbfa38fbfda25ee34cce99a2</meta:generator>
  </office:meta>
</office:document-meta>
</file>